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nton" svg:font-family="anton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222222" fo:font-style="normal" fo:font-weight="normal"/>
    </style:style>
    <style:style style:name="P2" style:family="paragraph" style:parent-style-name="Text_20_body">
      <style:paragraph-properties fo:orphans="2" fo:widows="2"/>
      <style:text-properties fo:font-variant="normal" fo:text-transform="none" fo:color="#222222" fo:letter-spacing="normal" fo:font-style="normal" fo:font-weight="normal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font-style="normal" fo:font-weight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style:line-height-at-least="0.794cm" fo:orphans="2" fo:widows="2" fo:text-indent="0cm" style:auto-text-indent="false"/>
      <style:text-properties fo:font-variant="normal" fo:text-transform="none" fo:color="#222222" fo:letter-spacing="normal" fo:font-style="normal" fo:font-weight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style:line-height-at-least="0.794cm" fo:orphans="2" fo:widows="2" fo:text-indent="0cm" style:auto-text-indent="false"/>
    </style:style>
    <style:style style:name="P7" style:family="paragraph" style:parent-style-name="Heading_20_1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text-transform="uppercase" fo:color="#222222" style:font-name="anton" fo:font-style="normal" fo:font-weight="normal"/>
    </style:style>
    <style:style style:name="P8" style:family="paragraph" style:parent-style-name="Heading_20_1">
      <style:paragraph-properties fo:margin-left="0cm" fo:margin-right="0cm" fo:margin-top="0cm" fo:margin-bottom="0cm" loext:contextual-spacing="false" style:line-height-at-least="0.794cm" fo:text-align="center" style:justify-single-word="false" fo:orphans="2" fo:widows="2" fo:text-indent="0cm" style:auto-text-indent="false"/>
      <style:text-properties fo:text-transform="uppercase" fo:color="#222222" style:font-name="anton" fo:letter-spacing="normal" fo:font-style="normal" fo:font-weight="normal" loext:padding="0cm" loext:border="none"/>
    </style:style>
    <style:style style:name="P9" style:family="paragraph" style:parent-style-name="Text_20_body">
      <style:paragraph-properties fo:margin-top="0cm" fo:margin-bottom="0.661cm" loext:contextual-spacing="false" fo:text-align="center" style:justify-single-word="false" fo:orphans="2" fo:widows="2"/>
      <style:text-properties fo:font-variant="normal" fo:text-transform="none" fo:color="#666666" fo:font-size="10.5pt" fo:letter-spacing="normal" fo:font-style="normal" fo:font-weight="normal"/>
    </style:style>
    <style:style style:name="P10" style:family="paragraph" style:parent-style-name="Text_20_body">
      <style:paragraph-properties fo:margin-top="0cm" fo:margin-bottom="0.661cm" loext:contextual-spacing="false" style:line-height-at-least="0.794cm" fo:text-align="center" style:justify-single-word="false" fo:orphans="2" fo:widows="2"/>
      <style:text-properties fo:font-variant="normal" fo:text-transform="none" fo:color="#666666" fo:font-size="10.5pt" fo:letter-spacing="normal" fo:font-style="normal" fo:font-weight="normal" loext:padding="0cm" loext:border="none"/>
    </style:style>
    <style:style style:name="P11" style:family="paragraph" style:parent-style-name="Text_20_body">
      <style:paragraph-properties fo:margin-top="0cm" fo:margin-bottom="0cm" loext:contextual-spacing="false" style:line-height-at-least="0.794cm" fo:orphans="2" fo:widows="2"/>
      <style:text-properties fo:font-variant="normal" fo:text-transform="none" fo:color="#222222" fo:letter-spacing="normal" fo:font-style="normal" fo:font-weight="normal" loext:padding="0cm" loext:border="none"/>
    </style:style>
    <style:style style:name="P12" style:family="paragraph" style:parent-style-name="Text_20_body">
      <style:paragraph-properties fo:margin-top="0cm" fo:margin-bottom="0cm" loext:contextual-spacing="false" style:line-height-at-least="0.794cm" fo:orphans="2" fo:widows="2"/>
    </style:style>
    <style:style style:name="P13" style:family="paragraph" style:parent-style-name="Text_20_body" style:list-style-name="L1">
      <style:paragraph-properties fo:margin-left="0.397cm" fo:margin-right="0cm" fo:margin-top="0cm" fo:margin-bottom="0cm" loext:contextual-spacing="false" style:line-height-at-least="0.794cm" fo:orphans="2" fo:widows="2" fo:text-indent="0cm" style:auto-text-indent="false"/>
      <style:text-properties fo:font-variant="normal" fo:text-transform="none" fo:color="#222222" fo:letter-spacing="normal" fo:font-style="normal" fo:font-weight="normal" loext:padding="0cm" loext:border="none"/>
    </style:style>
    <style:style style:name="P14" style:family="paragraph" style:parent-style-name="Heading_20_1">
      <style:text-properties fo:font-variant="normal" fo:text-transform="none" fo:color="#222222" fo:letter-spacing="normal" fo:font-style="normal" fo:font-weight="normal" loext:padding="0cm" loext:border="none"/>
    </style:style>
    <style:style style:name="T1" style:family="text">
      <style:text-properties fo:font-variant="normal" fo:text-transform="none" fo:color="#222222" fo:letter-spacing="normal" fo:font-style="normal" fo:font-weight="normal" loext:padding="0cm" loext:border="non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/>
      <text:h text:style-name="P8" text:outline-level="1">FINGIR QUE NO DUELE, DUELE EL DOBLE</text:h>
      <text:p text:style-name="P10">Junio 13, 2017 8:15 am</text:p>
      <text:p text:style-name="P6"><text:span text:style-name="T1">Cuando atravesamos momentos que por algún motivo nos generan </text:span><text:span text:style-name="Strong_20_Emphasis"><text:span text:style-name="T1">sufrimiento</text:span></text:span><text:span text:style-name="T1">, muchas veces fingimos que no nos duele, fingimos que controlamos la situación, nuestras emociones y nuestro propio sufrimiento. Pero esto a la larga genera más dolor </text:span><text:span text:style-name="Strong_20_Emphasis"><text:span text:style-name="T1">porque no nos permitimos atravesar las etapas necesarias para sanar</text:span></text:span><text:span text:style-name="T1">, lo cual solo empeora la situación.</text:span></text:p>
      <text:p text:style-name="P12"><text:span text:style-name="T1">¿Alguna vez te pasó? Quizás pasabas por un mal momento, quizás habías terminado una relación o te acababas de mudar y te sentías triste pero bastaba que alguien te lo pregunte para responderle “no, todo está bien” y  aparentar una sonrisa. Y es que, la sociedad y las personas nos han “enseñado” que sentirnos tristes está mal, que es un símbolo de debilidad…pero seamos honestos ¿es valiente sólo aquél que no sufre? O ¿es valiente quien </text:span><text:span text:style-name="Strong_20_Emphasis"><text:span text:style-name="T1">a pesar de todas las adversidades sigue en pie?</text:span></text:span></text:p>
      <text:p text:style-name="P12"><text:span text:style-name="T1">Probablemente lo segundo, y es que como seres humanos </text:span><text:span text:style-name="Strong_20_Emphasis"><text:span text:style-name="T1">no podemos estar ajenos a sentir dolor</text:span></text:span><text:span text:style-name="T1"> en algún momento, sin embargo,</text:span><text:span text:style-name="Strong_20_Emphasis"><text:span text:style-name="T1"> la actitud que tomemos frente a ello será lo que nos permita seguir adelante</text:span></text:span><text:span text:style-name="T1">. No ignoremos lo que nos sucede y tampoco nos quedemos enganchados en ello, permitámonos sentir, tomarnos un tiempo y luego retomar nuestro camino.</text:span></text:p>
      <text:p text:style-name="P11">Al escribir sobre este tema, se me viene a la mente la película de Disney “Intensamente” (Inside Out) ¿la vieron? Pues en esta película, y de una manera maravillosa, nos muestran la importancia de cada emoción que sentimos y cómo cada una cumple un rol importante para llevar una vida en armonía. Pero, también nos muestran la intolerancia que se tiene frente a la tristeza y esta idea de que “no sirve” o “estorba”…</text:p>
      <text:p text:style-name="P11">Pero lo más importante de la historia, es que se resalta la importancia de ACEPTAR lo que sentimos, cómo en el siguiente dialógo:</text:p>
      <text:list xml:id="list8105929882479881807" text:style-name="L1">
        <text:list-item>
          <text:p text:style-name="P13">Alegría: Oye, cálmate. ¿Por qué lloras? Es lo opuesto a lo que queremos lograr.</text:p>
        </text:list-item>
        <text:list-item>
          <text:p text:style-name="P13">Trsiteza: Llorar me ayuda a calmarme y obsesionarme con el peso de los problemas de la vida…</text:p>
        </text:list-item>
      </text:list>
      <text:p text:style-name="P11">Es así como la protagonista de la película logra adaptarse a su nueva vida, y es así como tu podrás adaptarte a los nuevos cambios: ENFRENTANDOLOS.</text:p>
      <text:p text:style-name="P12"><text:soft-page-break/><text:span text:style-name="T1">Puede que en el momento tengas la sensación que nunca va a pasar, que lo mejor y más fácil es no sentir y no pensar en el problema, pero confía en mi: TODO PASA, ¡</text:span><text:span text:style-name="Strong_20_Emphasis"><text:span text:style-name="T1">VAS A ESTAR BIEN!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nton" svg:font-family="anton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8T09:30:34.565491700</meta:creation-date>
    <dc:date>2018-07-18T09:32:18.200374264</dc:date>
    <meta:editing-duration>PT4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11" meta:word-count="401" meta:character-count="2279" meta:non-whitespace-character-count="1890"/>
  </office:meta>
</office:document-meta>
</file>